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104.9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82.29pt"/>
    </style:style>
    <style:style style:name="co81" style:family="table-column">
      <style:table-column-properties fo:break-before="auto" style:column-width="68.94pt"/>
    </style:style>
    <style:style style:name="co82" style:family="table-column">
      <style:table-column-properties fo:break-before="auto" style:column-width="64.8pt"/>
    </style:style>
    <style:style style:name="co83" style:family="table-column">
      <style:table-column-properties fo:break-before="auto" style:column-width="94.65pt"/>
    </style:style>
    <style:style style:name="co84" style:family="table-column">
      <style:table-column-properties fo:break-before="auto" style:column-width="88.5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6" office:value-type="string" calcext:value-type="string">
            <text:p>item_tango</text:p>
          </table:table-cell>
          <table:table-cell table:style-name="ce82" office:value-type="string" calcext:value-type="string">
            <text:p>half_hp_tree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clarity</text:p>
          </table:table-cell>
          <table:table-cell table:style-name="ce82" office:value-type="string" calcext:value-type="string">
            <text:p>low_m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stic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wand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<text:s text:c="2"/>item_black_king_bar</text:p>
          </table:table-cell>
          <table:table-cell table:style-name="ce82" table:number-columns-repeated="2"/>
          <table:table-cell table:style-name="ce82" office:value-type="string" calcext:value-type="string">
            <text:p>half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 office:value-type="string" calcext:value-type="string">
            <text:p>half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90"/>
          <table:table-cell table:style-name="ce89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armlet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sk_of_madness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phase_boots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butterfly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satanic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invis_sword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nta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diffusal_blade</text:p>
          </table:table-cell>
          <table:table-cell table:style-name="ce82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abyssal_blade</text:p>
          </table:table-cell>
          <table:table-cell table:style-name="ce82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<text:s text:c="2"/>item_hurricane_pike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force_staff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flas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 table:number-rows-repeated="104850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37" office:value-type="string" calcext:value-type="string">
            <text:p>Roshan desire</text:p>
          </table:table-cell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3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67" table:default-cell-style-name="ce12"/>
        <table:table-column table:style-name="co69" table:default-cell-style-name="ce12"/>
        <table:table-column table:style-name="co82" table:default-cell-style-name="ce12"/>
        <table:table-column table:style-name="co69" table:default-cell-style-name="ce12"/>
        <table:table-column table:style-name="co78" table:default-cell-style-name="ce12"/>
        <table:table-column table:style-name="co83" table:default-cell-style-name="ce12"/>
        <table:table-column table:style-name="co84" table:default-cell-style-name="ce12"/>
        <table:table-column table:style-name="co2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4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7"/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8:29:54.450861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18:43:14.191126235</dc:date>
    <meta:editing-duration>P1DT23H27M39S</meta:editing-duration>
    <meta:editing-cycles>1938</meta:editing-cycles>
    <meta:document-statistic meta:table-count="9" meta:cell-count="2317" meta:object-count="0"/>
  </office:meta>
</office:document-meta>
</file>